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Vulnerability Prediction Models: A case study o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mplementa um prototipo mas n da informação sobre nome ou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ssessment of Source Code Obfusc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ecurity perspective on code review: The case of Chrom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-level Energy Optimization Framework for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iou scripts e querys mas n implementou ferramenta nov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llective Intelligence for Smarter API Recommendations in Pytho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yRe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BinCFP: Efficient Multi-threaded Binary Code Control Flow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iar uma ferramenta mas n é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NC2SEQ : A FRAMA-C Plugin for Verification of Parallel Compositions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ugur: Incorporating Hidden Dependencies and Variable Granularity in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tatically-informed Dynamic Analysis Tools to Detect Algorithmic Complexity Vulnerabiliti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CALA-AM: A Modular Static Analysis Framework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CALA-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Program Interpreter Framework for Arbitrary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Mutation-Based Graph Inference for Fault Localizatio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ropagation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 Exploratory Study of Interface Redundancy in Code Repositor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imilarity of Source Code in the Presence of Pervasive Mod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LLSPLAT : Improving Concolic Testing by Bound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re My Unit Tests in the Right Packag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alysing and Comparing the Effectiveness of Mutation Testing Tools: A Manu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urvey of Approaches for Handling Static Analysis Alar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ffects Dependence Graph: A Key Data Concept for C Source-to-Source Compil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Transforming C++11 Code to C++03 to Support Legacy Compila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Case for Software Specific Natural Languag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 Level Empirical Study of Features and Their Interactions in Variable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xploring the Effects of History Length and Age on Mining Software Change Impa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Working around Loops for Infeasible Path Detection in Binary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Revisiting Exception Handling Practices with Exception Flow Analysi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tra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ree-Oriented vs. Line-Oriented Observation-Based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n Exploratory Study of Functional Redundancy in Code Repositor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oes the Choice of Configuration Framework Matter for Developers? Empirical Study on 11 Java Configuration Framewor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ow do Scratch Programmers Name Variables and Procedure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Contextual Recommendation of Relevant Program Elements in an Interactive Feature Location Proc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FL</text:p>
          </table:table-cell>
          <table:table-cell office:value-type="string" calcext:value-type="string">
            <text:p>não disponibiliza a ferramenta, plugin Eclipse, n sei se é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arvesting the Wisdom of the Crowd to Infer Method Nullnes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não é ferramenta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Investigating the Use of Code Analysis and NLP to Promote a Consistent Usage of Identifi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Extracting Timed Automata from Java Method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xtracting-timed-autom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owards Better Symbol Resolution for C / C++ Programs: A Cluster-based S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Methodology for Relating Software Structure with Energy Consump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ecutionTraceTracker</text:p>
          </table:table-cell>
          <table:table-cell office:value-type="string" calcext:value-type="string">
            <text:p>não é de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ecurity Smells in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senvolve alguma ferramenta mas n da nome nem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On the Relationships between Stability and Bug-proneness of Code Clones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utomatically Adding Missing Libraries to Java Projects to Foster Better Results from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Loader</text:p>
          </table:table-cell>
          <table:table-cell office:value-type="string" calcext:value-type="string">
            <text:p>não é de analise estatica, também não disponibiliza 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Static Code Smell Detector for SQL Queries Embedded in Java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clipsesql-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upporting Analysis of SQL Queries in PHP Ai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ysql-query-construction-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etecting Security Vulnerabilities in Object-Oriented PHP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OPIXY</text:p>
          </table:table-cell>
          <table:table-cell office:value-type="string" calcext:value-type="string">
            <text:p>fork do pixy mas n informa url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405]; &quot;SIM&quot;)" office:value-type="float" office:value="184" calcext:value-type="float">
            <text:p>184</text:p>
          </table:table-cell>
          <table:table-cell table:style-name="ce54" table:formula="of:=COUNTIF([.D1:.D405]; &quot;SIM&quot;)" office:value-type="float" office:value="28" calcext:value-type="float">
            <text:p>28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16">
          <table:table-cell table:number-columns-repeated="1023"/>
        </table:table-row>
        <table:table-row table:style-name="ro2" table:number-rows-repeated="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draw:object draw:notify-on-update-of-ranges="Results.A2:Results.A26 Results.F1:Results.F1 Results.F2:Results.F26 Results.D1:Results.D1 Results.D2:Results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draw:object draw:notify-on-update-of-ranges="Results.A2:Results.A26 Results.K1:Results.K1 Results.K2:Results.K26 Results.I1:Results.I1 Results.I2:Results.I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draw:object draw:notify-on-update-of-ranges="Results.A2:Results.A26 Results.O1:Results.O1 Results.O2:Results.O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draw:object draw:notify-on-update-of-ranges="Results.A2:Results.A26 Results.O1:Results.O1 Results.O2:Results.O26 Results.M1:Results.M1 Results.M2:Results.M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245.88mm" svg:height="90.33mm" svg:x="0mm" svg:y="534.42mm">
            <draw:object draw:notify-on-update-of-ranges="Results.A2:Results.A26 Results.H1:Results.H1 Results.I2:Results.I26 Results.C1:Results.C1 Results.D2:Results.D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246.15mm" svg:height="89.99mm" svg:x="0mm" svg:y="632.25mm">
            <draw:object draw:notify-on-update-of-ranges="Results.A2:Results.A26 Results.D1:Results.D1 Results.D2:Results.D26 Results.E1:Results.E1 Results.E2:Results.E26 Results.F1:Results.F1 Results.F2:Results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246.7mm" svg:height="89.99mm" svg:x="0mm" svg:y="726.91mm">
            <draw:object draw:notify-on-update-of-ranges="Results.A2:Results.A26 Results.I1:Results.I1 Results.I2:Results.I26 Results.J1:Results.J1 Results.J2:Results.J26 Results.K1:Results.K1 Results.K2:Results.K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245.88mm" svg:height="89.99mm" svg:x="0mm" svg:y="821.57mm">
            <draw:object draw:notify-on-update-of-ranges="Results.A2:Results.A26 Results.M1:Results.M1 Results.M2:Results.M26 Results.N1:Results.N1 Results.N2:Results.N26 Results.O1:Results.O1 Results.O2:Results.O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draw:object draw:notify-on-update-of-ranges="'Ferramentas por Ano'.A64:'Ferramentas por Ano'.A78 'Ferramentas por Ano'.B64:'Ferramentas por Ano'.B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draw:object draw:notify-on-update-of-ranges="'Ferramentas por Ano'.A88:'Ferramentas por Ano'.A102 'Ferramentas por Ano'.B87:'Ferramentas por Ano'.B87 'Ferramentas por Ano'.B88:'Ferramentas por Ano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19:05:42.4714411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8-06-07T20:03:52.709555381</dc:date>
    <meta:editing-duration>P9DT16H16M12S</meta:editing-duration>
    <meta:editing-cycles>1004</meta:editing-cycles>
    <meta:generator>LibreOffice/6.0.4.2$Linux_X86_64 LibreOffice_project/00m0$Build-2</meta:generator>
    <meta:document-statistic meta:table-count="5" meta:cell-count="1064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9cm" xlink:href=".." xlink:type="simple" chart:class="chart:line" chart:style-name="ch1">
        <chart:legend chart:legend-position="end" svg:x="22.028cm" svg:y="3.703cm" style:legend-expansion="high" chart:style-name="ch2"/>
        <chart:plot-area chart:style-name="ch3" table:cell-range-address="Results.A2:Results.A26 Results.D1:Results.F26" chart:data-source-has-labels="both" svg:x="0.492cm" svg:y="0.18cm" svg:width="21.044cm" svg:height="8.64cm">
          <chartooo:coordinate-region svg:x="1.113cm" svg:y="0.379cm" svg:width="20.051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D2:Results.D26" chart:label-cell-address="Results.D1:Results.D1" chart:class="chart:line">
            <chart:data-point chart:repeated="25"/>
          </chart:series>
          <chart:series chart:style-name="ch7" chart:values-cell-range-address="Results.E2:Results.E26" chart:label-cell-address="Results.E1:Results.E1" chart:class="chart:line">
            <chart:data-point chart:repeated="25"/>
          </chart:series>
          <chart:series chart:style-name="ch8" chart:values-cell-range-address="Results.F2:Results.F26" chart:label-cell-address="Results.F1:Results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  <table:table-cell office:value-type="string">
                <text:p>Filtro</text:p>
                <draw:g>
                  <svg:desc>Results.E1:Results.E1</svg:desc>
                </draw:g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  <table:table-cell office:value-type="float" office:value="NaN">
                <text:p>NaN</text:p>
                <draw:g>
                  <svg:desc>Results.E2:Results.E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line" chart:style-name="ch1">
        <chart:legend chart:legend-position="end" svg:x="22.001cm" svg:y="3.703cm" style:legend-expansion="high" chart:style-name="ch2"/>
        <chart:plot-area chart:style-name="ch3" table:cell-range-address="Results.A2:Results.A26 Results.M1:Results.O26" chart:data-source-has-labels="both" svg:x="0.491cm" svg:y="0.18cm" svg:width="21.019cm" svg:height="8.64cm">
          <chartooo:coordinate-region svg:x="1.112cm" svg:y="0.379cm" svg:width="19.84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M2:Results.M26" chart:label-cell-address="Results.M1:Results.M1" chart:class="chart:line">
            <chart:data-point chart:repeated="25"/>
          </chart:series>
          <chart:series chart:style-name="ch7" chart:values-cell-range-address="Results.N2:Results.N26" chart:label-cell-address="Results.N1:Results.N1" chart:class="chart:line">
            <chart:data-point chart:repeated="25"/>
          </chart:series>
          <chart:series chart:style-name="ch8" chart:values-cell-range-address="Results.O2:Results.O26" chart:label-cell-address="Results.O1:Results.O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  <table:table-cell office:value-type="string">
                <text:p>Filtro</text:p>
                <draw:g>
                  <svg:desc>Results.N1:Results.N1</svg:desc>
                </draw:g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  <table:table-cell office:value-type="float" office:value="0">
                <text:p>0</text:p>
                <draw:g>
                  <svg:desc>Results.N2:Results.N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5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8:'Ferramentas por Ano'.B102 'Ferramentas por Ano'.B87:'Ferramentas por Ano'.B87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column-mapping="1 0" chart:style-name="ch1">
        <chart:title svg:x="11.517cm" svg:y="0.316cm" chart:style-name="ch2">
          <text:p>SCAM</text:p>
        </chart:title>
        <chart:legend chart:legend-position="end" svg:x="22.472cm" svg:y="3.952cm" style:legend-expansion="high" chart:style-name="ch3"/>
        <chart:plot-area chart:style-name="ch4" table:cell-range-address="Results.A2:Results.A26 Results.F1:Results.F26 Results.D1:Results.D26" chart:data-source-has-labels="both" svg:x="0.489cm" svg:y="1.275cm" svg:width="21.494cm" svg:height="7.545cm">
          <chartooo:coordinate-region svg:x="1.11cm" svg:y="1.475cm" svg:width="20.873cm" svg:height="6.69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3.998cm" style:legend-expansion="high" chart:style-name="ch2"/>
        <chart:plot-area chart:style-name="ch3" table:cell-range-address="Results.A2:Results.A26 Results.O1:Results.O26" chart:data-source-has-labels="both" svg:x="0.489cm" svg:y="0.846cm" svg:width="21.448cm" svg:height="7.734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title svg:x="10.868cm" svg:y="8.335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cm" svg:y="6.106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O2:Results.O26" chart:label-cell-address="Results.O1:Results.O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3.952cm" style:legend-expansion="high" chart:style-name="ch3"/>
        <chart:plot-area chart:style-name="ch4" table:cell-range-address="Results.A2:Results.A26 Results.K1:Results.K26 Results.I1:Results.I26" chart:data-source-has-labels="both" svg:x="0.49cm" svg:y="1.275cm" svg:width="21.547cm" svg:height="7.545cm">
          <chartooo:coordinate-region svg:x="1.297cm" svg:y="1.474cm" svg:width="20.74cm" svg:height="6.699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72cm" svg:y="0.158cm" chart:style-name="ch2">
          <text:p>ASE e SCAM</text:p>
        </chart:title>
        <chart:legend chart:legend-position="end" svg:x="22.535cm" svg:y="3.996cm" style:legend-expansion="high" chart:style-name="ch3"/>
        <chart:plot-area chart:style-name="ch4" table:cell-range-address="Results.A2:Results.A26 Results.O1:Results.O26 Results.M1:Results.M26" chart:data-source-has-labels="both" svg:x="0.303cm" svg:y="0.846cm" svg:width="21.634cm" svg:height="7.734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9cm" svg:height="9.034cm" xlink:href=".." xlink:type="simple" chart:class="chart:bar" chart:style-name="ch1">
        <chart:legend chart:legend-position="end" svg:x="22.829cm" svg:y="3.574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1.502cm" svg:y="0.18cm" svg:width="20.836cm" svg:height="7.693cm">
          <chartooo:coordinate-region svg:x="2.309cm" svg:y="0.379cm" svg:width="20.029cm" svg:height="6.847cm"/>
          <chart:axis chart:dimension="x" chart:name="primary-x" chart:style-name="ch4" chartooo:axis-type="auto">
            <chartooo:date-scale/>
            <chart:title svg:x="11.522cm" svg:y="7.86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.451cm" svg:y="5.419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I2:Results.I26" chart:label-cell-address="Results.H1:Results.H1" chart:class="chart:bar">
            <chart:data-point chart:repeated="25"/>
          </chart:series>
          <chart:series chart:style-name="ch10" chart:values-cell-range-address="Results.D2:Results.D26" chart:label-cell-address="Results.C1:Results.C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cm" xlink:href=".." xlink:type="simple" chart:class="chart:line" chart:style-name="ch1">
        <chart:legend chart:legend-position="end" svg:x="22.083cm" svg:y="3.703cm" style:legend-expansion="high" chart:style-name="ch2"/>
        <chart:plot-area chart:style-name="ch3" table:cell-range-address="Results.A2:Results.A26 Results.I1:Results.K26" chart:data-source-has-labels="both" svg:x="0.493cm" svg:y="0.18cm" svg:width="21.097cm" svg:height="8.64cm">
          <chartooo:coordinate-region svg:x="1.114cm" svg:y="0.379cm" svg:width="19.918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I2:Results.I26" chart:label-cell-address="Results.I1:Results.I1" chart:class="chart:line">
            <chart:data-point chart:repeated="25"/>
          </chart:series>
          <chart:series chart:style-name="ch7" chart:values-cell-range-address="Results.J2:Results.J26" chart:label-cell-address="Results.J1:Results.J1" chart:class="chart:line">
            <chart:data-point chart:repeated="25"/>
          </chart:series>
          <chart:series chart:style-name="ch8" chart:values-cell-range-address="Results.K2:Results.K26" chart:label-cell-address="Results.K1:Results.K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  <table:table-cell office:value-type="string">
                <text:p>Filtro</text:p>
                <draw:g>
                  <svg:desc>Results.J1:Results.J1</svg:desc>
                </draw:g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0">
                <text:p>0</text:p>
                <draw:g>
                  <svg:desc>Results.J2:Results.J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